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3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1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1-06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21-05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176" calcext:value-type="float">
            <text:p>7.7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2310101045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41" meta:object-count="0"/>
    <meta:user-defined meta:name="AppVersion">3.0</meta:user-defined>
  </office:meta>
</office:document-meta>
</file>